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1">
              <text:list-header>
                <text:p text:style-name="P1">Perfios </text:p>
                <text:p text:style-name="P1">MySQL – Day 2 </text:p>
                <text:p text:style-name="P1"/>
                <text:p text:style-name="P1"/>
                <text:p text:style-name="P1"/>
                <text:p text:style-name="P2">Naveen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5" draw:layer="layout" svg:width="25.199cm" svg:height="12.179cm" svg:x="2.801cm" svg:y="4.411cm" presentation:class="subtitle" presentation:user-transformed="true">
          <draw:text-box>
            <text:list text:style-name="L2">
              <text:list-item>
                <text:p text:style-name="P4">Query Flow</text:p>
              </text:list-item>
              <text:list-item>
                <text:p text:style-name="P4">Index </text:p>
              </text:list-item>
              <text:list-item>
                <text:p text:style-name="P4">Query Optimization</text:p>
              </text:list-item>
              <text:list-item>
                <text:p text:style-name="P4">Best Practice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From</text:p>
              </text:list-item>
              <text:list-item>
                <text:p>Where</text:p>
              </text:list-item>
              <text:list-item>
                <text:p>Group by</text:p>
              </text:list-item>
              <text:list-item>
                <text:p>Having</text:p>
              </text:list-item>
              <text:list-item>
                <text:p>Select</text:p>
              </text:list-item>
              <text:list-item>
                <text:p>Distinct</text:p>
              </text:list-item>
              <text:list-item>
                <text:p>Order by</text:p>
              </text:list-item>
              <text:list-item>
                <text:p>Lim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dex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Two types of Indexes</text:p>
                <text:list>
                  <text:list-item>
                    <text:p>Clustered</text:p>
                  </text:list-item>
                  <text:list-item>
                    <text:p>Non-Clustered </text:p>
                  </text:list-item>
                </text:list>
              </text:list-item>
              <text:list-item>
                <text:p>Primary Key appended to 2<text:span text:style-name="T1">nd</text:span> ry key</text:p>
              </text:list-item>
              <text:list-item>
                <text:p>Composite indexes move left to right</text:p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Index (c1,c2,c3) <text:s/></text:p>
                <text:list>
                  <text:list-item>
                    <text:p>Where c1=a and c2=b and c3=c</text:p>
                  </text:list-item>
                  <text:list-item>
                    <text:p>Where c2=b and c3=c ??</text:p>
                  </text:list-item>
                  <text:list-item>
                    <text:p>Where c1=a and c3=c </text:p>
                  </text:list-item>
                  <text:list-item>
                    <text:p>Where c1=a group by c2,c3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plain Pla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mysql&gt; explain select emp_no from employees where hire_date='1986-06-26'\G</text:p>
            <text:p>*************************** 1. row ***************************</text:p>
            <text:p><text:s text:c="11"/>id: 1</text:p>
            <text:p><text:s text:c="2"/>select_type: SIMPLE</text:p>
            <text:p><text:s text:c="8"/>table: employees</text:p>
            <text:p><text:s text:c="3"/>partitions: NULL</text:p>
            <text:p><text:s text:c="9"/>type: ref</text:p>
            <text:p>possible_keys: idx</text:p>
            <text:p><text:s text:c="10"/>key: idx</text:p>
            <text:p><text:s text:c="6"/>key_len: 3</text:p>
            <text:p><text:s text:c="10"/>ref: const</text:p>
            <text:p><text:s text:c="9"/>rows: 83</text:p>
            <text:p><text:s text:c="5"/>filtered: 100.00</text:p>
            <text:p><text:s text:c="8"/>Extra: Using index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eq_ref - This basically means that we are talking about UNIQUE or PRIMARY keys.</text:p>
                <text:p/>
              </text:list-item>
              <text:list-item>
                <text:p>ref - <text:s/>multiple rows can be accessed for a given value so we are using standard, non-unique index to retrieve them.</text:p>
                <text:p/>
              </text:list-item>
              <text:list-item>
                <text:p>index_merge - Multiple indexes are used to locate matching rows. This is actually the only case where MySQL can utilize multiple indexes per query.</text:p>
                <text:p/>
              </text:list-item>
              <text:list-item>
                <text:p>range - only rows from a given range are being accessed, index is used to select them.</text:p>
                <text:p/>
              </text:list-item>
              <text:list-item>
                <text:p>index - full index scan is performed. It can be either a result of the use of a covering index or an index can be used to retrieve rows in a sorted order.</text:p>
                <text:p/>
              </text:list-item>
              <text:list-item>
                <text:p>ALL - full table scan is perform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est Practices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Choose minimal PK </text:p>
              </text:list-item>
              <text:list-item>
                <text:p>Normalize the data (ex: customer and address)</text:p>
              </text:list-item>
              <text:list-item>
                <text:p>Data types - choose the smallest</text:p>
              </text:list-item>
              <text:list-item>
                <text:p>Date types – Timestamp (cdc),datetime(history)</text:p>
              </text:list-item>
              <text:list-item>
                <text:p>Char / Varchar <text:s/>/ enum</text:p>
              </text:list-item>
              <text:list-item>
                <text:p>Do not use functions over indexed columns</text:p>
                <text:list>
                  <text:list-item>
                    <text:p>Select columns from table where left (first_name,2)=’AK’</text:p>
                  </text:list-item>
                  <text:list-item>
                    <text:p>Select col from table where first_name like ‘ak%</text:p>
                  </text:list-item>
                </text:list>
              </text:list-item>
              <text:list-item>
                <text:p>Use SELECT * only if needed</text:p>
              </text:list-item>
              <text:list-item>
                <text:p>Elect minmal PK</text:p>
              </text:list-item>
              <text:list-item>
                <text:p>Always NOT NULL <text:s/>unless there is a reason why not ?</text:p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6T03:56:00.570886641</meta:creation-date>
    <dc:date>2019-07-16T10:44:19.489175747</dc:date>
    <meta:editing-duration>PT5H26M46S</meta:editing-duration>
    <meta:editing-cycles>1</meta:editing-cycles>
    <meta:document-statistic meta:object-count="53"/>
    <meta:generator>LibreOffice/5.1.6.2$Linux_X86_64 LibreOffice_project/10m0$Build-2</meta:generator>
  </office:meta>
</office:document-meta>
</file>